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5baf" officeooo:paragraph-rsid="000e5baf"/>
    </style:style>
    <style:style style:name="P2" style:family="paragraph" style:parent-style-name="Standard">
      <style:text-properties officeooo:rsid="000ec39d" officeooo:paragraph-rsid="000ec39d"/>
    </style:style>
    <style:style style:name="P3" style:family="paragraph" style:parent-style-name="Standard">
      <style:text-properties officeooo:rsid="0010290c" officeooo:paragraph-rsid="0010290c"/>
    </style:style>
    <style:style style:name="P4" style:family="paragraph" style:parent-style-name="Standard">
      <style:text-properties officeooo:rsid="0011c7b5" officeooo:paragraph-rsid="0011c7b5"/>
    </style:style>
    <style:style style:name="T1" style:family="text">
      <style:text-properties officeooo:rsid="00105115"/>
    </style:style>
    <style:style style:name="T2" style:family="text">
      <style:text-properties style:text-line-through-style="none" style:text-line-through-type="none"/>
    </style:style>
    <style:style style:name="T3" style:family="text">
      <style:text-properties style:text-line-through-style="none" style:text-line-through-type="none" officeooo:rsid="001224d7"/>
    </style:style>
    <style:style style:name="T4" style:family="text">
      <style:text-properties style:text-line-through-style="none" style:text-line-through-type="none" fo:font-style="italic" style:font-style-asian="italic" style:font-style-complex="italic"/>
    </style:style>
    <style:style style:name="T5" style:family="text">
      <style:text-properties style:text-line-through-style="none" style:text-line-through-type="none" fo:font-style="italic" officeooo:rsid="001224d7" style:font-style-asian="italic" style:font-style-complex="italic"/>
    </style:style>
    <style:style style:name="T6" style:family="text">
      <style:text-properties style:text-line-through-style="none" style:text-line-through-type="none" fo:font-style="normal" officeooo:rsid="001224d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 ha decidido que, de cara a aumentar la escalabilidad del sistema, se van a emplear los datos referentes al número de escaños obtenidos que permitan ejercer el gobierno, lo cual, por ejemplo, en España se traduce en <text:s/>el número de diputados obtenidos en la elección general por cada partido, pero que, por contra, en Estados Unidos, se traduce en el número de delegados obtenidos en la elección, de modo que sea superior al 50%. La diferencia estriba en que un sistema requiere <text:s/>casi siempre de la negociación de pactos de gobierno y el segundo no. Además es necesario tener en cuenta que. Incluso en sistemas parlamentarios, el <text:span text:style-name="T1">modo en que se traducen los votos en parlamentarios es variable, por lo que un simple conteo del porcentaje de votos obtenidos por circunscripción (el número bruto no debería ser usado porque el número de diputados no es directamente proporcional a la población de un país, o de una circunscripción – no es lo mismo sacar cien mil votos en Madrid que en Zaragoza, por ejemplo).</text:span></text:p>
      <text:p text:style-name="P3"/>
      <text:p text:style-name="P4">También es necesario tener en cuenta que existen factores socio económicos que influyen en la dirección del voto. Estos factores se dividen en dos tipos, los factores percibidos, aquellos que afectan directamente al entorno del votante y, por tanto, impredecibles, <text:span text:style-name="T2">y aquellos recibidos, los </text:span><text:span text:style-name="T3">que le llegan a través de los medios de comunicación. Durante mucho tiempo, estos últimos eran, hasta cierto punto, predecibles, pues solían limitarse a los datos macroeconómicos otorgados por el Estado y su impacto se veía reflejado en numerosas encuestas. Sin embargo, en los últimos últimos hemos asistido a la proliferación de las llamadas</text:span><text:span text:style-name="T5"> fake news</text:span><text:span text:style-name="T6"> a través de redes sociales, lo cual hace que sea menos predecible el impacto que puedan tener, pues las estimaciones de su alcance son difusas y no es fácil estimar si realmente tienen algún impacto a la hora de decidir el voto de un indeciso o a la hora de movilizar a personas que pensaban abstenerse. Dado que es poco probable que podamos estimar correctamente su impacto, para este estudio lo consideraremos despreciable y nos basaremos únicamente en los datos socioeconómicos otorgados por el Estado de cara a definir el contexto socio económico de una elección.</text:span><text:span text:style-name="T5"> </text:span><text:span text:style-name="T4"><text:s/></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1:04:55.880427928</meta:creation-date>
    <dc:date>2019-05-11T12:44:53.085940380</dc:date>
    <meta:editing-duration>PT18M45S</meta:editing-duration>
    <meta:editing-cycles>2</meta:editing-cycles>
    <meta:generator>LibreOffice/6.2.2.2$Linux_X86_64 LibreOffice_project/20$Build-2</meta:generator>
    <meta:document-statistic meta:table-count="0" meta:image-count="0" meta:object-count="0" meta:page-count="1" meta:paragraph-count="2" meta:word-count="369" meta:character-count="2221" meta:non-whitespace-character-count="1849"/>
  </office:meta>
</office:document-meta>
</file>